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Heading">
      <style:text-properties style:text-underline-style="solid" style:text-underline-width="auto" style:text-underline-color="font-color" fo:font-weight="bold" officeooo:rsid="002167f8" officeooo:paragraph-rsid="002167f8" style:font-weight-asian="bold" style:font-weight-complex="bold"/>
    </style:style>
    <style:style style:name="P3" style:family="paragraph" style:parent-style-name="Subtitle">
      <style:paragraph-properties fo:text-align="center" style:justify-single-word="false"/>
      <style:text-properties fo:language="fr" fo:country="FR" fo:font-style="italic" officeooo:rsid="001673f5" officeooo:paragraph-rsid="001924c9" style:font-style-asian="italic" style:font-style-complex="italic"/>
    </style:style>
    <style:style style:name="P4" style:family="paragraph" style:parent-style-name="Text_20_body">
      <style:paragraph-properties fo:text-align="justify" style:justify-single-word="false"/>
      <style:text-properties fo:language="fr" fo:country="FR" officeooo:rsid="001673f5" officeooo:paragraph-rsid="001924c9"/>
    </style:style>
    <style:style style:name="P5" style:family="paragraph" style:parent-style-name="Text_20_body">
      <style:text-properties fo:font-style="normal" style:text-underline-style="none" officeooo:rsid="001bab01" officeooo:paragraph-rsid="001bab01" style:font-style-asian="normal" style:font-style-complex="normal"/>
    </style:style>
    <style:style style:name="P6" style:family="paragraph" style:parent-style-name="Text_20_body">
      <style:text-properties style:text-underline-style="solid" style:text-underline-width="auto" style:text-underline-color="font-color"/>
    </style:style>
    <style:style style:name="P7" style:family="paragraph" style:parent-style-name="Text_20_body">
      <style:text-properties style:text-underline-style="solid" style:text-underline-width="auto" style:text-underline-color="font-color" fo:font-weight="bold" officeooo:rsid="002167f8" officeooo:paragraph-rsid="002167f8" style:font-weight-asian="bold" style:font-weight-complex="bold"/>
    </style:style>
    <style:style style:name="P8" style:family="paragraph" style:parent-style-name="Text_20_body">
      <style:paragraph-properties fo:text-align="justify" style:justify-single-word="false"/>
      <style:text-properties officeooo:rsid="002167f8" officeooo:paragraph-rsid="002167f8"/>
    </style:style>
    <style:style style:name="P9" style:family="paragraph" style:parent-style-name="Heading">
      <style:text-properties style:text-underline-style="solid" style:text-underline-width="auto" style:text-underline-color="font-color" fo:font-weight="bold" officeooo:rsid="00232da5" officeooo:paragraph-rsid="00232da5" style:font-weight-asian="bold" style:font-weight-complex="bold"/>
    </style:style>
    <style:style style:name="P10" style:family="paragraph" style:parent-style-name="Heading">
      <style:text-properties style:text-underline-style="solid" style:text-underline-width="auto" style:text-underline-color="font-color" fo:font-weight="bold" officeooo:rsid="00251b01" officeooo:paragraph-rsid="00251b01" style:font-weight-asian="bold" style:font-weight-complex="bold"/>
    </style:style>
    <style:style style:name="P11" style:family="paragraph" style:parent-style-name="Heading">
      <style:paragraph-properties fo:break-before="page"/>
      <style:text-properties style:text-underline-style="solid" style:text-underline-width="auto" style:text-underline-color="font-color" fo:font-weight="bold" officeooo:rsid="00232da5" officeooo:paragraph-rsid="00232da5" style:font-weight-asian="bold" style:font-weight-complex="bold"/>
    </style:style>
    <style:style style:name="P12" style:family="paragraph" style:parent-style-name="Heading_20_1">
      <style:paragraph-properties fo:text-align="center" style:justify-single-word="false"/>
      <style:text-properties fo:language="fr" fo:country="FR" officeooo:paragraph-rsid="001924c9"/>
    </style:style>
    <style:style style:name="P13" style:family="paragraph" style:parent-style-name="Heading_20_2">
      <style:text-properties fo:language="fr" fo:country="FR" style:text-underline-style="solid" style:text-underline-width="auto" style:text-underline-color="font-color" officeooo:rsid="001acd0e" officeooo:paragraph-rsid="001924c9"/>
    </style:style>
    <style:style style:name="P14" style:family="paragraph" style:parent-style-name="Heading_20_2">
      <style:paragraph-properties fo:text-align="justify" style:justify-single-word="false"/>
      <style:text-properties fo:language="fr" fo:country="FR" style:text-underline-style="solid" style:text-underline-width="auto" style:text-underline-color="font-color" fo:font-weight="bold" officeooo:rsid="001acd0e" officeooo:paragraph-rsid="001c81b6" style:font-weight-asian="bold" style:font-weight-complex="bold"/>
    </style:style>
    <style:style style:name="P15" style:family="paragraph" style:parent-style-name="Heading_20_3">
      <style:paragraph-properties fo:text-align="justify" style:justify-single-word="false"/>
      <style:text-properties officeooo:paragraph-rsid="001924c9"/>
    </style:style>
    <style:style style:name="P16" style:family="paragraph" style:parent-style-name="Heading_20_3">
      <style:paragraph-properties fo:break-before="page"/>
      <style:text-properties style:text-underline-style="solid" style:text-underline-width="auto" style:text-underline-color="font-color" officeooo:rsid="0019fbe0" officeooo:paragraph-rsid="0019fbe0"/>
    </style:style>
    <style:style style:name="P17" style:family="paragraph" style:parent-style-name="Text_20_body">
      <style:text-properties fo:language="fr" fo:country="FR" style:text-underline-style="solid" style:text-underline-width="auto" style:text-underline-color="font-color" officeooo:rsid="0019fbe0" officeooo:paragraph-rsid="001924c9"/>
    </style:style>
    <style:style style:name="P18" style:family="paragraph" style:parent-style-name="Text_20_body">
      <style:text-properties fo:language="fr" fo:country="FR" style:text-underline-style="solid" style:text-underline-width="auto" style:text-underline-color="font-color" officeooo:rsid="001acd0e" officeooo:paragraph-rsid="001924c9"/>
    </style:style>
    <style:style style:name="P19" style:family="paragraph" style:parent-style-name="Text_20_body" style:list-style-name="L1">
      <style:text-properties fo:language="fr" fo:country="FR" style:text-underline-style="none" officeooo:rsid="0019fbe0" officeooo:paragraph-rsid="0019fbe0"/>
    </style:style>
    <style:style style:name="P20" style:family="paragraph" style:parent-style-name="Text_20_body" style:list-style-name="L1">
      <style:text-properties fo:language="fr" fo:country="FR" fo:font-style="italic" style:text-underline-style="none" officeooo:rsid="0019fbe0" officeooo:paragraph-rsid="0019fbe0" style:font-style-asian="italic" style:font-style-complex="italic"/>
    </style:style>
    <style:style style:name="P21" style:family="paragraph" style:parent-style-name="Text_20_body" style:list-style-name="L2">
      <style:paragraph-properties fo:text-align="justify" style:justify-single-word="false"/>
      <style:text-properties fo:language="fr" fo:country="FR" fo:font-style="normal" style:text-underline-style="none" fo:font-weight="normal" officeooo:rsid="0019fbe0" officeooo:paragraph-rsid="0019fbe0" style:font-style-asian="normal" style:font-weight-asian="normal" style:font-style-complex="normal" style:font-weight-complex="normal"/>
    </style:style>
    <style:style style:name="P22" style:family="paragraph" style:parent-style-name="Text_20_body" style:list-style-name="L4">
      <style:paragraph-properties fo:text-align="justify" style:justify-single-word="false"/>
      <style:text-properties fo:language="fr" fo:country="FR" fo:font-style="normal" style:text-underline-style="none" fo:font-weight="normal" officeooo:rsid="001c81b6" officeooo:paragraph-rsid="001c81b6" style:font-style-asian="normal" style:font-weight-asian="normal" style:font-style-complex="normal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fo:language="fr" fo:country="FR" fo:font-style="normal" style:text-underline-style="none" fo:font-weight="normal" officeooo:rsid="001c81b6" officeooo:paragraph-rsid="001c81b6" style:font-style-asian="normal" style:font-weight-asian="normal" style:font-style-complex="normal" style:font-weight-complex="normal"/>
    </style:style>
    <style:style style:name="P24" style:family="paragraph" style:parent-style-name="Text_20_body" style:list-style-name="L4">
      <style:paragraph-properties fo:text-align="justify" style:justify-single-word="false"/>
      <style:text-properties fo:language="fr" fo:country="FR" fo:font-style="normal" style:text-underline-style="none" fo:font-weight="normal" officeooo:rsid="001cc242" officeooo:paragraph-rsid="001cc242" style:font-style-asian="normal" style:font-weight-asian="normal" style:font-style-complex="normal" style:font-weight-complex="normal"/>
    </style:style>
    <style:style style:name="P25" style:family="paragraph" style:parent-style-name="Text_20_body" style:list-style-name="L4">
      <style:paragraph-properties fo:text-align="justify" style:justify-single-word="false"/>
      <style:text-properties fo:language="fr" fo:country="FR" fo:font-style="normal" style:text-underline-style="none" fo:font-weight="normal" officeooo:rsid="001cc92e" officeooo:paragraph-rsid="001cc92e" style:font-style-asian="normal" style:font-weight-asian="normal" style:font-style-complex="normal" style:font-weight-complex="normal"/>
    </style:style>
    <style:style style:name="P26" style:family="paragraph" style:parent-style-name="Text_20_body" style:list-style-name="L5">
      <style:paragraph-properties fo:text-align="justify" style:justify-single-word="false"/>
      <style:text-properties fo:language="fr" fo:country="FR" fo:font-style="normal" style:text-underline-style="none" fo:font-weight="normal" officeooo:rsid="001e1720" officeooo:paragraph-rsid="001e1720" style:font-style-asian="normal" style:font-weight-asian="normal" style:font-style-complex="normal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fo:language="fr" fo:country="FR" fo:font-style="normal" style:text-underline-style="solid" style:text-underline-width="auto" style:text-underline-color="font-color" fo:font-weight="bold" officeooo:rsid="001c81b6" officeooo:paragraph-rsid="001c81b6" style:font-style-asian="normal" style:font-weight-asian="bold" style:font-style-complex="normal" style:font-weight-complex="bold"/>
    </style:style>
    <style:style style:name="P28" style:family="paragraph" style:parent-style-name="Text_20_body" style:list-style-name="L6">
      <style:paragraph-properties fo:text-align="justify" style:justify-single-word="false"/>
      <style:text-properties style:text-underline-style="none" fo:font-weight="normal" officeooo:rsid="002167f8" officeooo:paragraph-rsid="002167f8" style:font-weight-asian="normal" style:font-weight-complex="normal"/>
    </style:style>
    <style:style style:name="P29" style:family="paragraph" style:parent-style-name="Text_20_body">
      <style:text-properties style:text-underline-style="none" fo:font-weight="normal" officeooo:rsid="00232da5" officeooo:paragraph-rsid="00232da5" style:font-weight-asian="normal" style:font-weight-complex="normal"/>
    </style:style>
    <style:style style:name="P30" style:family="paragraph" style:parent-style-name="Text_20_body" style:list-style-name="L9">
      <style:text-properties style:text-underline-style="none" fo:font-weight="normal" officeooo:rsid="00232da5" officeooo:paragraph-rsid="00232da5" style:font-weight-asian="normal" style:font-weight-complex="normal"/>
    </style:style>
    <style:style style:name="P31" style:family="paragraph" style:parent-style-name="Text_20_body" style:list-style-name="L10">
      <style:text-properties style:text-underline-style="none" fo:font-weight="normal" officeooo:rsid="00251b01" officeooo:paragraph-rsid="00251b01" style:font-weight-asian="normal" style:font-weight-complex="normal"/>
    </style:style>
    <style:style style:name="P32" style:family="paragraph" style:parent-style-name="Text_20_body">
      <style:paragraph-properties fo:text-align="justify" style:justify-single-word="false"/>
      <style:text-properties style:text-underline-style="none" fo:font-weight="normal" officeooo:rsid="00251b01" officeooo:paragraph-rsid="002167f8" style:font-weight-asian="normal" style:font-weight-complex="normal"/>
    </style:style>
    <style:style style:name="P33" style:family="paragraph" style:parent-style-name="Text_20_body" style:list-style-name="L6">
      <style:paragraph-properties fo:text-align="justify" style:justify-single-word="false"/>
      <style:text-properties style:text-underline-style="none" fo:font-weight="bold" officeooo:rsid="002167f8" officeooo:paragraph-rsid="002167f8" style:font-weight-asian="bold" style:font-weight-complex="bold"/>
    </style:style>
    <style:style style:name="P34" style:family="paragraph" style:parent-style-name="Text_20_body" style:list-style-name="L2">
      <style:paragraph-properties fo:text-align="justify" style:justify-single-word="false"/>
      <style:text-properties fo:font-style="normal" style:text-underline-style="none" fo:font-weight="bold" officeooo:rsid="0019fbe0" officeooo:paragraph-rsid="0019fbe0" style:font-style-asian="normal" style:font-weight-asian="bold" style:font-style-complex="normal" style:font-weight-complex="bold"/>
    </style:style>
    <style:style style:name="P35" style:family="paragraph" style:parent-style-name="Text_20_body" style:list-style-name="L4">
      <style:paragraph-properties fo:text-align="justify" style:justify-single-word="false"/>
      <style:text-properties fo:font-style="normal" style:text-underline-style="none" fo:font-weight="bold" officeooo:rsid="001c81b6" officeooo:paragraph-rsid="001c81b6" style:font-style-asian="normal" style:font-weight-asian="bold" style:font-style-complex="normal" style:font-weight-complex="bold"/>
    </style:style>
    <style:style style:name="P36" style:family="paragraph" style:parent-style-name="Text_20_body" style:list-style-name="L2">
      <style:paragraph-properties fo:text-align="justify" style:justify-single-word="false"/>
      <style:text-properties fo:font-style="normal" style:text-underline-style="none" fo:font-weight="normal" officeooo:rsid="0019fbe0" officeooo:paragraph-rsid="0019fbe0" style:font-style-asian="normal" style:font-weight-asian="normal" style:font-style-complex="normal" style:font-weight-complex="normal"/>
    </style:style>
    <style:style style:name="P37" style:family="paragraph" style:parent-style-name="Text_20_body" style:list-style-name="L3">
      <style:text-properties fo:font-style="normal" style:text-underline-style="none" officeooo:rsid="001bab01" officeooo:paragraph-rsid="001bab01" style:font-style-asian="normal" style:font-style-complex="normal"/>
    </style:style>
    <style:style style:name="P38" style:family="paragraph" style:parent-style-name="Text_20_body" style:list-style-name="L2">
      <style:paragraph-properties fo:text-align="justify" style:justify-single-word="false"/>
      <style:text-properties officeooo:paragraph-rsid="0019fbe0"/>
    </style:style>
    <style:style style:name="P39" style:family="paragraph" style:parent-style-name="Text_20_body" style:list-style-name="L7">
      <style:paragraph-properties fo:text-align="justify" style:justify-single-word="false"/>
      <style:text-properties officeooo:paragraph-rsid="002167f8"/>
    </style:style>
    <style:style style:name="P40" style:family="paragraph" style:parent-style-name="Text_20_body" style:list-style-name="L7">
      <style:paragraph-properties fo:text-align="justify" style:justify-single-word="false"/>
      <style:text-properties officeooo:paragraph-rsid="00232da5"/>
    </style:style>
    <style:style style:name="P41" style:family="paragraph" style:parent-style-name="Text_20_body">
      <style:text-properties style:text-underline-style="solid" style:text-underline-width="auto" style:text-underline-color="font-color" officeooo:rsid="001bab01" officeooo:paragraph-rsid="0019fbe0"/>
    </style:style>
    <style:style style:name="P42" style:family="paragraph" style:parent-style-name="Text_20_body">
      <style:text-properties officeooo:rsid="00251b01" officeooo:paragraph-rsid="00232da5"/>
    </style:style>
    <style:style style:name="P43" style:family="paragraph">
      <style:paragraph-properties fo:text-align="center"/>
    </style:style>
    <style:style style:name="T1" style:family="text">
      <style:text-properties officeooo:rsid="001924c9"/>
    </style:style>
    <style:style style:name="T2" style:family="text">
      <style:text-properties fo:language="fr" fo:country="FR"/>
    </style:style>
    <style:style style:name="T3" style:family="text">
      <style:text-properties fo:language="fr" fo:country="FR" style:text-underline-style="solid" style:text-underline-width="auto" style:text-underline-color="font-color" officeooo:rsid="001acd0e"/>
    </style:style>
    <style:style style:name="T4" style:family="text">
      <style:text-properties fo:language="fr" fo:country="FR" style:text-underline-style="solid" style:text-underline-width="auto" style:text-underline-color="font-color" officeooo:rsid="0019fbe0"/>
    </style:style>
    <style:style style:name="T5" style:family="text">
      <style:text-properties fo:language="fr" fo:country="FR" fo:font-weight="normal" style:font-weight-asian="normal" style:font-weight-complex="normal"/>
    </style:style>
    <style:style style:name="T6" style:family="text">
      <style:text-properties fo:language="fr" fo:country="FR" fo:font-weight="normal" officeooo:rsid="001cc242" style:font-weight-asian="normal" style:font-weight-complex="normal"/>
    </style:style>
    <style:style style:name="T7" style:family="text">
      <style:text-properties fo:language="fr" fo:country="FR" fo:font-weight="bold" style:font-weight-asian="bold" style:font-weight-complex="bold"/>
    </style:style>
    <style:style style:name="T8" style:family="text">
      <style:text-properties fo:language="fr" fo:country="FR" fo:font-style="normal" style:text-underline-style="none" fo:font-weight="normal" officeooo:rsid="0019fbe0" style:font-style-asian="normal" style:font-weight-asian="normal" style:font-style-complex="normal" style:font-weight-complex="normal"/>
    </style:style>
    <style:style style:name="T9" style:family="text">
      <style:text-properties fo:language="fr" fo:country="FR" fo:font-style="normal" style:text-underline-style="none" fo:font-weight="bold" officeooo:rsid="0019fbe0" style:font-style-asian="normal" style:font-weight-asian="bold" style:font-style-complex="normal" style:font-weight-complex="bold"/>
    </style:style>
    <style:style style:name="T10" style:family="text">
      <style:text-properties officeooo:rsid="0019fbe0"/>
    </style:style>
    <style:style style:name="T11" style:family="text">
      <style:text-properties fo:font-weight="normal" officeooo:rsid="002167f8" style:font-weight-asian="normal" style:font-weight-complex="normal"/>
    </style:style>
    <style:style style:name="T12" style:family="text">
      <style:text-properties fo:font-weight="bold" officeooo:rsid="002167f8" style:font-weight-asian="bold" style:font-weight-complex="bold"/>
    </style:style>
    <style:style style:name="T13" style:family="text">
      <style:text-properties officeooo:rsid="001bab01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1c81b6" style:font-style-asian="normal" style:font-style-complex="normal"/>
    </style:style>
    <style:style style:name="T16" style:family="text">
      <style:text-properties officeooo:rsid="001cc92e"/>
    </style:style>
    <style:style style:name="T17" style:family="text">
      <style:text-properties officeooo:rsid="002167f8"/>
    </style:style>
    <style:style style:name="T18" style:family="text">
      <style:text-properties officeooo:rsid="00232da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CM <text:span text:style-name="T1">5</text:span> :<text:span text:style-name="T10"> Thesaurus, folksonomies et listes de vocabulaire spécialié</text:span> </text:h>
      <text:p text:style-name="P4"/>
      <text:p text:style-name="P3">L<text:span text:style-name="T10">es langages documentaires à structure sémantique</text:span></text:p>
      <text:p text:style-name="P4"/>
      <text:p text:style-name="P4"><draw:line text:anchor-type="paragraph" draw:z-index="0" draw:name="Shape1" draw:style-name="gr1" draw:text-style-name="P43" svg:x1="-0.0181in" svg:y1="0.0783in" svg:x2="6.8256in" svg:y2="0.0783in"><text:p/></draw:line></text:p>
      <text:h text:style-name="P13" text:outline-level="2">1) <text:span text:style-name="T10">Les thésaurus</text:span></text:h>
      <text:p text:style-name="P17"/>
      <text:list xml:id="list2266968774" text:style-name="L1">
        <text:list-item>
          <text:p text:style-name="P19">C'est un langage documentaire où les concepts sont liés par des relations sémantiques (contrairement aux langages documentaires à structures hiérarchiques comme Dewey ou CDU) </text:p>
        </text:list-item>
        <text:list-item>
          <text:p text:style-name="P19">Concepts clé du thésaurus : le descripteur</text:p>
        </text:list-item>
        <text:list-item>
          <text:p text:style-name="P19">Sont conçus pour la recherche par sujet</text:p>
        </text:list-item>
        <text:list-item>
          <text:p text:style-name="P19">Ils dispersent les disciplines et les domaines voisins.</text:p>
          <text:list>
            <text:list-item>
              <text:p text:style-name="P20">Ex "gaz" : on a tout, mais que sur le gaz, on n'a pas accès aux informations sur l'économie des matières premières, ou la chimie organique</text:p>
            </text:list-item>
          </text:list>
        </text:list-item>
      </text:list>
      <text:p text:style-name="P18"/>
      <text:h text:style-name="P15" text:outline-level="3"><text:span text:style-name="T3">1.1 : </text:span><text:span text:style-name="T4">Relations sémantiques</text:span></text:h>
      <text:list xml:id="list1129364676" text:style-name="L2">
        <text:list-item>
          <text:p text:style-name="P34"><text:span text:style-name="T2">Relation d'équivalence </text:span><text:span text:style-name="T5">: élimine la synonymie par des relations d'équivalence fonctionnant dans les deux sens : </text:span></text:p>
          <text:list>
            <text:list-item>
              <text:p text:style-name="P36"><text:span text:style-name="T2">depuis le non-descripteur vers le descripteur : </text:span><text:span text:style-name="T7">EM</text:span><text:span text:style-name="T2">PLOYER</text:span></text:p>
            </text:list-item>
            <text:list-item>
              <text:p text:style-name="P38"><text:span text:style-name="T8">depuis le descripteur vers le non-descripteur : </text:span><text:span text:style-name="T9">E</text:span><text:span text:style-name="T8">MPLOYE </text:span><text:span text:style-name="T9">P</text:span><text:span text:style-name="T8">OUR</text:span></text:p>
            </text:list-item>
            <text:list-item>
              <text:p text:style-name="P21">ex : Calculateur EM ordinateur / Ordinateur EP calculateur</text:p>
            </text:list-item>
          </text:list>
        </text:list-item>
        <text:list-item>
          <text:p text:style-name="P34"><text:span text:style-name="T2">Sémantique hiérarchique</text:span><text:span text:style-name="T5"> : supériorité et subordination</text:span></text:p>
          <text:list>
            <text:list-item>
              <text:p text:style-name="P34"><text:span text:style-name="T2">TG</text:span><text:span text:style-name="T5"> et </text:span><text:span text:style-name="T2">TS </text:span><text:span text:style-name="T5">: Terme Générique et Terme Spécifique</text:span></text:p>
            </text:list-item>
            <text:list-item>
              <text:p text:style-name="P21">ex : Oiseau (TG) / Rapace (TS)</text:p>
            </text:list-item>
          </text:list>
        </text:list-item>
        <text:list-item>
          <text:p text:style-name="P34"><text:span text:style-name="T2">Analogies de signification </text:span><text:span text:style-name="T5">entre les termes qui permettent d'élargir un recherche : terme associé (TA)</text:span></text:p>
          <text:list>
            <text:list-item>
              <text:p text:style-name="P21">Relations associatives : </text:p>
              <text:list>
                <text:list-item>
                  <text:p text:style-name="P21">Antonymie (Perméabilité TA imperméabilité) ;</text:p>
                </text:list-item>
                <text:list-item>
                  <text:p text:style-name="P21">Cause / Effet (enseignement TA instruction) ;</text:p>
                </text:list-item>
                <text:list-item>
                  <text:p text:style-name="P21">Rapport instrumental (écriture TA crayon)</text:p>
                </text:list-item>
              </text:list>
            </text:list-item>
          </text:list>
        </text:list-item>
      </text:list>
      <text:h text:style-name="P16" text:outline-level="3">1.2 : <text:span text:style-name="T13">Où trouver des thesaurus ?</text:span></text:h>
      <text:p text:style-name="P41"/>
      <text:list xml:id="list180304486" text:style-name="L3">
        <text:list-item>
          <text:p text:style-name="P37">Répertoire en ligne des thésaurus francophones (www.tard-bourrichon.fr)</text:p>
        </text:list-item>
        <text:list-item>
          <text:p text:style-name="P37">Thésaurus pour les Sciences Humaines et Sociales (vocabs.dariah.eu)</text:p>
        </text:list-item>
        <text:list-item>
          <text:p text:style-name="P37">Thésaurus Motbis pour écoles </text:p>
        </text:list-item>
      </text:list>
      <text:p text:style-name="P5"/>
      <text:p text:style-name="Standard"/>
      <text:h text:style-name="P14" text:outline-level="2"><text:span text:style-name="T15">2</text:span><text:span text:style-name="T14">) </text:span><text:span text:style-name="T15">Comment faire quand il n'y a pas de langage à structure sémantique ?</text:span></text:h>
      <text:p text:style-name="P27"/>
      <text:list xml:id="list1326056792" text:style-name="L4">
        <text:list-item>
          <text:p text:style-name="P22">Il existe des glossaires spécialisés, avec renvois parfois de termes vers d'autres (équivalence ou TA)</text:p>
        </text:list-item>
        <text:list-item>
          <text:p text:style-name="P35"><text:span text:style-name="T2">Folksonomies : une indexation du web par des amateurs </text:span><text:span text:style-name="T5">&lt; Folk (usagers) + taxonomy (règle de classification). On parle de social bookmarking.</text:span></text:p>
          <text:list>
            <text:list-item>
              <text:p text:style-name="P35"><text:span text:style-name="T5">Caractéristiques</text:span><text:span text:style-name="T6"> :</text:span></text:p>
              <text:list>
                <text:list-item>
                  <text:p text:style-name="P22">Indexation de documents numériques par les usagers eux-mêmes par de hashtags ou tags</text:p>
                </text:list-item>
                <text:list-item>
                  <text:p text:style-name="P22">Processus qui s'inscrit dans une temporalité différente des autres systèmes classificatoires (plus long et normalisé)</text:p>
                </text:list-item>
                <text:list-item>
                  <text:p text:style-name="P24">Dimension collaborative : partage de connaisances</text:p>
                </text:list-item>
              </text:list>
            </text:list-item>
            <text:list-item>
              <text:p text:style-name="P24">Avantages : </text:p>
              <text:list>
                <text:list-item>
                  <text:p text:style-name="P24"><text:span text:style-name="T16">C</text:span>orrespond aux besoins des usagers</text:p>
                </text:list-item>
                <text:list-item>
                  <text:p text:style-name="P24"><text:span text:style-name="T16">E</text:span>léments plus variés que les langages documentaires</text:p>
                </text:list-item>
                <text:list-item>
                  <text:p text:style-name="P24"><text:span text:style-name="T16">A</text:span>ccès plus rapide</text:p>
                </text:list-item>
                <text:list-item>
                  <text:p text:style-name="P24"><text:span text:style-name="T16">S</text:span>ens par rapport à un usage</text:p>
                </text:list-item>
              </text:list>
            </text:list-item>
            <text:list-item>
              <text:p text:style-name="P25">Inconvénients :</text:p>
              <text:list>
                <text:list-item>
                  <text:p text:style-name="P25">Manque de précision</text:p>
                </text:list-item>
                <text:list-item>
                  <text:p text:style-name="P25">Polysémie</text:p>
                </text:list-item>
                <text:list-item>
                  <text:p text:style-name="P25">Confusion</text:p>
                </text:list-item>
                <text:list-item>
                  <text:p text:style-name="P25">Popularité / Pertinence</text:p>
                </text:list-item>
              </text:list>
            </text:list-item>
          </text:list>
        </text:list-item>
      </text:list>
      <text:p text:style-name="P1">Exemple de folksonomie chez Ubisoft :</text:p>
      <text:p text:style-name="P6"/>
      <text:list xml:id="list755269285" text:style-name="L5">
        <text:list-item>
          <text:p text:style-name="P26">Constitution d'une folksonomie pour faciliter les échanges via les outils collaboratifs de l'entreprise sise multi-sites -&gt; folksonomie considérée comme un outil d'indexation ET outil de communication</text:p>
        </text:list-item>
        <text:list-item>
          <text:p text:style-name="P26">Assignation d'un tag à une ressource : pour soi et pour la communauté, une forme de consensus à trouer pour nommer les choses.</text:p>
        </text:list-item>
        <text:list-item>
          <text:p text:style-name="P26">Langage constitué pour qualifier du contenu, usager au coeur de la production du vocabulaire, vocabulaire au plus proche de la réalité du travail des collaborateurs.</text:p>
        </text:list-item>
        <text:list-item>
          <text:p text:style-name="P26">Point de vigilance : contrôler les candidats-tags, mais chronophage.</text:p>
        </text:list-item>
      </text:list>
      <text:p text:style-name="P23"/>
      <text:p text:style-name="P2">Conclusion générale :</text:p>
      <text:p text:style-name="P7"/>
      <text:list xml:id="list3350532818" text:style-name="L6">
        <text:list-item>
          <text:p text:style-name="P28">Dans un contexte de paysage informationnel complexe, le traitement documentaire permet de donner de la valeur au document</text:p>
          <text:list>
            <text:list-item>
              <text:p text:style-name="P28">Via des gestes, démarches et outils intellectuels qui sont parcourus par des utopies documentaires (accès à tout par tous, dans un langage unique)</text:p>
            </text:list-item>
            <text:list-item>
              <text:p text:style-name="P28">Via un travai lhumain qui demeure essentiel pour assurer un distanciation par rapport aux savoirs produits</text:p>
              <text:p text:style-name="P28"/>
            </text:list-item>
          </text:list>
        </text:list-item>
        <text:list-item>
          <text:p text:style-name="P33">Traitement documentaire = une médiation</text:p>
        </text:list-item>
      </text:list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2T07:56:27.650437634</meta:creation-date>
    <meta:generator>LibreOffice/6.4.7.2$Linux_X86_64 LibreOffice_project/40$Build-2</meta:generator>
    <dc:date>2021-10-19T08:16:14.610649672</dc:date>
    <meta:editing-duration>PT43M2S</meta:editing-duration>
    <meta:editing-cycles>11</meta:editing-cycles>
    <meta:document-statistic meta:table-count="0" meta:image-count="0" meta:object-count="0" meta:page-count="3" meta:paragraph-count="53" meta:word-count="539" meta:character-count="3350" meta:non-whitespace-character-count="2902"/>
  </office:meta>
</office:document-meta>
</file>